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  <style:style style:name="ce5" style:family="table-cell" style:parent-style-name="Default" style:data-style-name="N2"/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.86036822475463" calcext:value-type="float">
            <text:p>4.86</text:p>
          </table:table-cell>
          <table:table-cell table:style-name="ce5" office:value-type="float" office:value="1.39298068240856" calcext:value-type="float">
            <text:p>1.39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4.8612330356289" calcext:value-type="float">
            <text:p>4.86</text:p>
          </table:table-cell>
          <table:table-cell table:style-name="ce5" office:value-type="float" office:value="1.53929672028834" calcext:value-type="float">
            <text:p>1.54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.86152794343498" calcext:value-type="float">
            <text:p>4.86</text:p>
          </table:table-cell>
          <table:table-cell table:style-name="ce5" office:value-type="float" office:value="1.5482440348752" calcext:value-type="float">
            <text:p>1.55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.8616680269135" calcext:value-type="float">
            <text:p>4.86</text:p>
          </table:table-cell>
          <table:table-cell table:style-name="ce5" office:value-type="float" office:value="1.5493662222466" calcext:value-type="float">
            <text:p>1.55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.86112857589145" calcext:value-type="float">
            <text:p>4.86</text:p>
          </table:table-cell>
          <table:table-cell table:style-name="ce5" office:value-type="float" office:value="1.54743903588671" calcext:value-type="float">
            <text:p>1.55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86091868823728" calcext:value-type="float">
            <text:p>4.86</text:p>
          </table:table-cell>
          <table:table-cell table:style-name="ce5" office:value-type="float" office:value="1.54773807139336" calcext:value-type="float">
            <text:p>1.55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.86087690327889" calcext:value-type="float">
            <text:p>4.86</text:p>
          </table:table-cell>
          <table:table-cell table:style-name="ce5" office:value-type="float" office:value="1.54780445116631" calcext:value-type="float">
            <text:p>1.55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00910402994" calcext:value-type="float">
            <text:p>4.861009104</text:p>
          </table:table-cell>
          <table:table-cell office:value-type="float" office:value="1.28922229594195" calcext:value-type="float">
            <text:p>1.2892222959</text:p>
          </table:table-cell>
          <table:table-cell office:value-type="float" office:value="1689.17569210718" calcext:value-type="float">
            <text:p>1689.1756921072</text:p>
          </table:table-cell>
          <table:table-cell office:value-type="float" office:value="0.01" calcext:value-type="float">
            <text:p>0.01</text:p>
          </table:table-cell>
          <table:table-cell table:formula="of:=[.D14]*[.E14]" office:value-type="float" office:value="16.8917569210718" calcext:value-type="float">
            <text:p>16.891756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32048180404" calcext:value-type="float">
            <text:p>4.8613204818</text:p>
          </table:table-cell>
          <table:table-cell office:value-type="float" office:value="1.40956788957844" calcext:value-type="float">
            <text:p>1.4095678896</text:p>
          </table:table-cell>
          <table:table-cell office:value-type="float" office:value="1689.02343765666" calcext:value-type="float">
            <text:p>1689.0234376567</text:p>
          </table:table-cell>
          <table:table-cell office:value-type="float" office:value="0.01" calcext:value-type="float">
            <text:p>0.01</text:p>
          </table:table-cell>
          <table:table-cell table:formula="of:=[.D15]*[.E15]" office:value-type="float" office:value="16.8902343765666" calcext:value-type="float">
            <text:p>16.890234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93419313229" calcext:value-type="float">
            <text:p>4.8609341931</text:p>
          </table:table-cell>
          <table:table-cell office:value-type="float" office:value="1.42100157724069" calcext:value-type="float">
            <text:p>1.4210015772</text:p>
          </table:table-cell>
          <table:table-cell office:value-type="float" office:value="1668.47415749185" calcext:value-type="float">
            <text:p>1668.4741574919</text:p>
          </table:table-cell>
          <table:table-cell office:value-type="float" office:value="0.01" calcext:value-type="float">
            <text:p>0.01</text:p>
          </table:table-cell>
          <table:table-cell table:formula="of:=[.D16]*[.E16]" office:value-type="float" office:value="16.6847415749185" calcext:value-type="float">
            <text:p>16.6847415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07109269895" calcext:value-type="float">
            <text:p>4.860710927</text:p>
          </table:table-cell>
          <table:table-cell office:value-type="float" office:value="1.41909495948552" calcext:value-type="float">
            <text:p>1.4190949595</text:p>
          </table:table-cell>
          <table:table-cell office:value-type="float" office:value="1664.30664027957" calcext:value-type="float">
            <text:p>1664.3066402796</text:p>
          </table:table-cell>
          <table:table-cell office:value-type="float" office:value="0.01" calcext:value-type="float">
            <text:p>0.01</text:p>
          </table:table-cell>
          <table:table-cell table:formula="of:=[.D17]*[.E17]" office:value-type="float" office:value="16.6430664027957" calcext:value-type="float">
            <text:p>16.643066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93615335979" calcext:value-type="float">
            <text:p>4.8609361534</text:p>
          </table:table-cell>
          <table:table-cell office:value-type="float" office:value="1.41837144615777" calcext:value-type="float">
            <text:p>1.4183714462</text:p>
          </table:table-cell>
          <table:table-cell office:value-type="float" office:value="1665.57617152418" calcext:value-type="float">
            <text:p>1665.5761715242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16.6557617152418" calcext:value-type="float">
            <text:p>16.655761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91978107565" calcext:value-type="float">
            <text:p>4.8591978108</text:p>
          </table:table-cell>
          <table:table-cell office:value-type="float" office:value="1.41705971203572" calcext:value-type="float">
            <text:p>1.417059712</text:p>
          </table:table-cell>
          <table:table-cell office:value-type="float" office:value="1663.4609026319" calcext:value-type="float">
            <text:p>1663.4609026319</text:p>
          </table:table-cell>
          <table:table-cell office:value-type="float" office:value="0.01" calcext:value-type="float">
            <text:p>0.01</text:p>
          </table:table-cell>
          <table:table-cell table:formula="of:=[.D19]*[.E19]" office:value-type="float" office:value="16.634609026319" calcext:value-type="float">
            <text:p>16.6346090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31867851159" calcext:value-type="float">
            <text:p>4.8623186785</text:p>
          </table:table-cell>
          <table:table-cell office:value-type="float" office:value="1.41667001124206" calcext:value-type="float">
            <text:p>1.4166700112</text:p>
          </table:table-cell>
          <table:table-cell office:value-type="float" office:value="1662.43489593442" calcext:value-type="float">
            <text:p>1662.4348959344</text:p>
          </table:table-cell>
          <table:table-cell office:value-type="float" office:value="0.01" calcext:value-type="float">
            <text:p>0.01</text:p>
          </table:table-cell>
          <table:table-cell table:formula="of:=[.D20]*[.E20]" office:value-type="float" office:value="16.6243489593442" calcext:value-type="float">
            <text:p>16.6243489593</text:p>
          </table:table-cell>
        </table:table-row>
      </table:table>
      <table:table table:name="Sheet6" table:style-name="ta1">
        <table:table-column table:style-name="co4" table:default-cell-style-name="Default"/>
        <table:table-column table:style-name="co4" table:number-columns-repeated="3" table:default-cell-style-name="ce5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15.1862385241294" calcext:value-type="float">
            <text:p>15.1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13.2615170240716" calcext:value-type="float">
            <text:p>13.2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11.6028643715832" calcext:value-type="float">
            <text:p>11.6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10.2916666358626" calcext:value-type="float">
            <text:p>10.2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9.42711650308079" calcext:value-type="float">
            <text:p>9.43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8.48437526001742" calcext:value-type="float">
            <text:p>8.48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8.62053568791418" calcext:value-type="float">
            <text:p>8.62</text:p>
          </table:table-cell>
          <table:table-cell/>
          <table:table-cell table:style-name="ce5" table:number-columns-repeated="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or large h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16.2569559598406" calcext:value-type="float">
            <text:p>16.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14.3514145112956" calcext:value-type="float">
            <text:p>14.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12.854580633258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11.5395996964795" calcext:value-type="float">
            <text:p>11.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11.2941407515498" calcext:value-type="float">
            <text:p>11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9.73564458042049" calcext:value-type="float">
            <text:p>9.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10.9586423342005" calcext:value-type="float">
            <text:p>10.96</text:p>
          </table:table-cell>
          <table:table-cell table:number-columns-repeated="3"/>
        </table:table-row>
      </table:table>
      <table:table table:name="Sheet7" table:style-name="ta1">
        <table:table-column table:style-name="co4" table:default-cell-style-name="Default"/>
        <table:table-column table:style-name="co4" table:number-columns-repeated="4" table:default-cell-style-name="ce5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 (Constant Step)</text:p>
          </table:table-cell>
          <table:table-cell table:style-name="Default" office:value-type="string" calcext:value-type="string">
            <text:p>Compression Ratio (Constant Step)</text:p>
          </table:table-cell>
          <table:table-cell table:style-name="Default" office:value-type="string" calcext:value-type="string">
            <text:p>RMS Error (MSE)</text:p>
          </table:table-cell>
          <table:table-cell table:style-name="Default" office:value-type="string" calcext:value-type="string">
            <text:p>Compression Ratio (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4.86036822475463" calcext:value-type="float">
            <text:p>4.86</text:p>
          </table:table-cell>
          <table:table-cell office:value-type="float" office:value="1.39298068240856" calcext:value-type="float">
            <text:p>1.3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4.8612330356289" calcext:value-type="float">
            <text:p>4.86</text:p>
          </table:table-cell>
          <table:table-cell office:value-type="float" office:value="1.53929672028834" calcext:value-type="float">
            <text:p>1.5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4.86152794343498" calcext:value-type="float">
            <text:p>4.86</text:p>
          </table:table-cell>
          <table:table-cell office:value-type="float" office:value="1.5482440348752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4.8616680269135" calcext:value-type="float">
            <text:p>4.86</text:p>
          </table:table-cell>
          <table:table-cell office:value-type="float" office:value="1.549366222246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4.86112857589145" calcext:value-type="float">
            <text:p>4.86</text:p>
          </table:table-cell>
          <table:table-cell office:value-type="float" office:value="1.5474390358867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4.86091868823728" calcext:value-type="float">
            <text:p>4.86</text:p>
          </table:table-cell>
          <table:table-cell office:value-type="float" office:value="1.5477380713933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4.86087690327889" calcext:value-type="float">
            <text:p>4.86</text:p>
          </table:table-cell>
          <table:table-cell office:value-type="float" office:value="1.5478044511663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yramid Level</text:p>
          </table:table-cell>
          <table:table-cell table:style-name="Default" office:value-type="string" calcext:value-type="string">
            <text:p>RMS (CS)</text:p>
          </table:table-cell>
          <table:table-cell table:style-name="Default" office:value-type="string" calcext:value-type="string">
            <text:p>CR (CS)</text:p>
          </table:table-cell>
          <table:table-cell table:style-name="Default" office:value-type="string" calcext:value-type="string">
            <text:p>RMS (eMSE)</text:p>
          </table:table-cell>
          <table:table-cell table:style-name="Default" office:value-type="string" calcext:value-type="string">
            <text:p>CR (e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4.86100910402994" calcext:value-type="float">
            <text:p>4.86</text:p>
          </table:table-cell>
          <table:table-cell office:value-type="float" office:value="1.28922229594195" calcext:value-type="float">
            <text:p>1.29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4.86132048180404" calcext:value-type="float">
            <text:p>4.86</text:p>
          </table:table-cell>
          <table:table-cell office:value-type="float" office:value="1.40956788957844" calcext:value-type="float">
            <text:p>1.41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4.86093419313229" calcext:value-type="float">
            <text:p>4.86</text:p>
          </table:table-cell>
          <table:table-cell office:value-type="float" office:value="1.42100157724069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4.8607109269895" calcext:value-type="float">
            <text:p>4.86</text:p>
          </table:table-cell>
          <table:table-cell office:value-type="float" office:value="1.4190949594855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4.86093615335979" calcext:value-type="float">
            <text:p>4.86</text:p>
          </table:table-cell>
          <table:table-cell office:value-type="float" office:value="1.41837144615777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4.8591978107565" calcext:value-type="float">
            <text:p>4.86</text:p>
          </table:table-cell>
          <table:table-cell office:value-type="float" office:value="1.4170597120357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4.86231867851159" calcext:value-type="float">
            <text:p>4.86</text:p>
          </table:table-cell>
          <table:table-cell office:value-type="float" office:value="1.41667001124206" calcext:value-type="float">
            <text:p>1.42</text:p>
          </table:table-cell>
          <table:table-cell table:number-columns-repeated="4"/>
          <table:table-cell table:style-name="ce5"/>
        </table:table-row>
      </table:table>
      <table:table table:name="Filtered Energy" table:style-name="ta1">
        <table:table-column table:style-name="co4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0414000" calcext:value-type="float">
            <text:p>1.29E+009</text:p>
          </table:table-cell>
          <table:table-cell office:value-type="float" office:value="15468000" calcext:value-type="float">
            <text:p>1.55E+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147000" calcext:value-type="float">
            <text:p>1.28E+009</text:p>
          </table:table-cell>
          <table:table-cell office:value-type="float" office:value="25199110" calcext:value-type="float">
            <text:p>2.52E+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2989000" calcext:value-type="float">
            <text:p>1.27E+009</text:p>
          </table:table-cell>
          <table:table-cell office:value-type="float" office:value="30874480" calcext:value-type="float">
            <text:p>3.09E+0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7505000" calcext:value-type="float">
            <text:p>1.27E+009</text:p>
          </table:table-cell>
          <table:table-cell office:value-type="float" office:value="36257790" calcext:value-type="float">
            <text:p>3.63E+0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095000" calcext:value-type="float">
            <text:p>1.26E+009</text:p>
          </table:table-cell>
          <table:table-cell office:value-type="float" office:value="40926570" calcext:value-type="float">
            <text:p>4.09E+0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9342000" calcext:value-type="float">
            <text:p>1.26E+009</text:p>
          </table:table-cell>
          <table:table-cell office:value-type="float" office:value="44805700" calcext:value-type="float">
            <text:p>4.48E+0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5989000" calcext:value-type="float">
            <text:p>1.26E+009</text:p>
          </table:table-cell>
          <table:table-cell office:value-type="float" office:value="47950210" calcext:value-type="float">
            <text:p>4.80E+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921000" calcext:value-type="float">
            <text:p>1.25E+009</text:p>
          </table:table-cell>
          <table:table-cell office:value-type="float" office:value="50450450" calcext:value-type="float">
            <text:p>5.05E+0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073000" calcext:value-type="float">
            <text:p>1.25E+009</text:p>
          </table:table-cell>
          <table:table-cell office:value-type="float" office:value="52509080" calcext:value-type="float">
            <text:p>5.25E+00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7403000" calcext:value-type="float">
            <text:p>1.25E+009</text:p>
          </table:table-cell>
          <table:table-cell office:value-type="float" office:value="54361560" calcext:value-type="float">
            <text:p>5.44E+0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880000" calcext:value-type="float">
            <text:p>1.24E+009</text:p>
          </table:table-cell>
          <table:table-cell office:value-type="float" office:value="56132960" calcext:value-type="float">
            <text:p>5.61E+007</text:p>
          </table:table-cell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7" table:target-range-address="'Filtered Energy'.A1:'Filtered Energy'.H1048576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1:36:46.339588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1H21M2S</meta:editing-duration>
    <meta:editing-cycles>7</meta:editing-cycles>
    <meta:generator>LibreOffice/4.3.7.2$Linux_X86_64 LibreOffice_project/430$Build-2</meta:generator>
    <meta:initial-creator>N.R-J. Capel</meta:initial-creator>
    <dc:date>2016-05-10T12:16:09.850083131</dc:date>
    <dc:creator>N.R-J. Capel</dc:creator>
    <meta:document-statistic meta:table-count="8" meta:cell-count="352" meta:object-count="0"/>
  </office:meta>
</office:document-meta>
</file>